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ogle Sans" svg:font-family="'Google Sans', Roboto, RobotoDraft, Helvetica, Arial, sans-serif"/>
    <style:font-face style:name="Lohit Devanagari1" svg:font-family="'Lohit Devanagari'"/>
    <style:font-face style:name="Monaco" svg:font-family="Monaco, Menlo, 'ubuntu mono', Consolas, source-code-pro, monospace, 'courier new'"/>
    <style:font-face style:name="Roboto" svg:font-family="Roboto, RobotoDraft, Helvetica, Arial, sans-serif"/>
    <style:font-face style:name="sf pro text" svg:font-family="'sf pro text', apple-system, BlinkMacSystemFont, Roboto, 'segoe ui', Helvetica, Arial, sans-serif, 'apple color emoji', 'segoe ui emoji', 'segoe ui symbol'"/>
    <style:font-face style:name="sfmono-regular" svg:font-family="sfmono-regular, Consolas, 'liberation mono', Menlo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b5df" officeooo:paragraph-rsid="0001b5df"/>
    </style:style>
    <style:style style:name="P2" style:family="paragraph" style:parent-style-name="Standard">
      <style:text-properties fo:font-variant="normal" fo:text-transform="none" fo:color="#29303b" style:font-name="sf pro text" fo:font-size="27pt" fo:letter-spacing="normal" fo:font-style="normal" fo:font-weight="normal" officeooo:rsid="00087d36" officeooo:paragraph-rsid="00087d36"/>
    </style:style>
    <style:style style:name="P3" style:family="paragraph" style:parent-style-name="Text_20_body">
      <style:text-properties officeooo:paragraph-rsid="0002e61e"/>
    </style:style>
    <style:style style:name="P4" style:family="paragraph" style:parent-style-name="Text_20_body">
      <style:text-properties fo:font-variant="normal" fo:text-transform="none" fo:color="#29303b" style:font-name="Monaco" fo:font-size="9pt" fo:letter-spacing="normal" fo:font-style="normal" fo:font-weight="normal" officeooo:paragraph-rsid="0002e61e"/>
    </style:style>
    <style:style style:name="P5" style:family="paragraph" style:parent-style-name="Text_20_body">
      <style:text-properties officeooo:rsid="0001b5df" officeooo:paragraph-rsid="0001b5df"/>
    </style:style>
    <style:style style:name="P6" style:family="paragraph" style:parent-style-name="Text_20_body">
      <style:text-properties officeooo:rsid="0001b5df" officeooo:paragraph-rsid="0002e61e"/>
    </style:style>
    <style:style style:name="P7" style:family="paragraph" style:parent-style-name="Text_20_body">
      <style:text-properties officeooo:rsid="0003ed42" officeooo:paragraph-rsid="0003ed42"/>
    </style:style>
    <style:style style:name="P8" style:family="paragraph" style:parent-style-name="Text_20_body">
      <style:text-properties officeooo:rsid="00087d36" officeooo:paragraph-rsid="00087d36"/>
    </style:style>
    <style:style style:name="P9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87d36" officeooo:paragraph-rsid="00087d36"/>
    </style:style>
    <style:style style:name="P10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/>
      <style:text-properties fo:font-variant="normal" fo:text-transform="none" fo:color="#29303b" style:font-name="sf pro text" fo:font-size="13.5pt" fo:letter-spacing="normal" fo:font-style="normal" fo:font-weight="normal" loext:padding="0cm" loext:border="none"/>
    </style:style>
    <style:style style:name="P11" style:family="paragraph" style:parent-style-name="Standard">
      <style:text-properties fo:font-variant="normal" fo:text-transform="none" fo:color="#000000" style:font-name="Google Sans" fo:font-size="13.5pt" fo:letter-spacing="normal" fo:font-style="normal" fo:font-weight="normal" officeooo:paragraph-rsid="000c6275"/>
    </style:style>
    <style:style style:name="P12" style:family="paragraph" style:parent-style-name="Standard">
      <style:text-properties officeooo:paragraph-rsid="000c6275"/>
    </style:style>
    <style:style style:name="P13" style:family="paragraph" style:parent-style-name="Standard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</style:style>
    <style:style style:name="P15" style:family="paragraph" style:parent-style-name="Standard">
      <style:paragraph-properties fo:margin-left="0cm" fo:margin-right="0.079cm" fo:text-indent="0cm" style:auto-text-indent="false"/>
    </style:style>
    <style:style style:name="P16" style:family="paragraph" style:parent-style-name="Text_20_body">
      <style:text-properties officeooo:rsid="000c6275" officeooo:paragraph-rsid="000c6275"/>
    </style:style>
    <style:style style:name="T1" style:family="text">
      <style:text-properties officeooo:rsid="0001b5df"/>
    </style:style>
    <style:style style:name="T2" style:family="text">
      <style:text-properties fo:font-variant="normal" fo:text-transform="none" fo:color="#ec5252" style:font-name="sfmono-regular" fo:font-size="12pt" fo:letter-spacing="normal" fo:font-style="normal" fo:font-weight="normal" fo:background-color="#f2f3f5" loext:char-shading-value="0" loext:padding-left="0.106cm" loext:padding-right="0.106cm" loext:padding-top="0.053cm" loext:padding-bottom="0.053cm" loext:border="0.06pt solid #dedfe0"/>
    </style:style>
    <style:style style:name="T3" style:family="text">
      <style:text-properties fo:font-variant="normal" fo:text-transform="none" fo:color="#29303b" style:font-name="sf pro text" fo:font-size="13.5pt" fo:letter-spacing="normal" fo:font-style="normal" fo:font-weight="normal"/>
    </style:style>
    <style:style style:name="T4" style:family="text">
      <style:text-properties fo:font-variant="normal" fo:text-transform="none" fo:color="#29303b" style:font-name="sf pro text" fo:font-size="13.5pt" fo:letter-spacing="normal" fo:font-style="normal" fo:font-weight="normal" officeooo:rsid="00052b51"/>
    </style:style>
    <style:style style:name="T5" style:family="text">
      <style:text-properties fo:font-variant="normal" fo:text-transform="none" fo:color="#29303b" style:font-name="sf pro text" fo:font-size="13.5pt" fo:letter-spacing="normal" fo:font-style="normal" fo:font-weight="normal" officeooo:rsid="00068044"/>
    </style:style>
    <style:style style:name="T6" style:family="text">
      <style:text-properties fo:font-variant="normal" fo:text-transform="none" fo:color="#000000" style:font-name="Google Sans" fo:font-size="13.5pt" fo:letter-spacing="normal" fo:font-style="normal" fo:font-weight="normal" officeooo:rsid="000c6275" loext:padding="0cm" loext:border="none"/>
    </style:style>
    <style:style style:name="T7" style:family="text">
      <style:text-properties fo:font-variant="normal" fo:text-transform="none" fo:color="#000000" style:font-name="Google Sans" fo:font-size="13.5pt" fo:letter-spacing="normal" fo:font-style="normal" fo:font-weight="normal" loext:padding="0cm" loext:border="none"/>
    </style:style>
    <style:style style:name="T8" style:family="text">
      <style:text-properties officeooo:rsid="000712a9"/>
    </style:style>
    <style:style style:name="T9" style:family="text">
      <style:text-properties officeooo:rsid="000a07d6"/>
    </style:style>
    <style:style style:name="T10" style:family="text">
      <style:text-properties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-1.376cm" svg:y="-166.529cm" svg:width="1.958cm" draw:z-index="0">
        <draw:text-box fo:min-height="182.615cm">
          <text:p text:style-name="Text_20_body"/>
        </draw:text-box>
      </draw:frame>
      <draw:frame draw:style-name="fr1" draw:name="Frame2" text:anchor-type="page" text:anchor-page-number="1" svg:x="0cm" svg:y="-9.525cm" svg:width="1.958cm" draw:z-index="1">
        <draw:text-box fo:min-height="182.615cm">
          <text:p text:style-name="Text_20_body"/>
        </draw:text-box>
      </draw:frame>
      <draw:frame draw:style-name="fr1" draw:name="Frame3" text:anchor-type="page" text:anchor-page-number="1" svg:x="-0.529cm" svg:y="-139.647cm" svg:width="1.958cm" draw:z-index="2">
        <draw:text-box fo:min-height="182.615cm">
          <text:p text:style-name="Text_20_body"/>
        </draw:text-box>
      </draw:frame>
      <draw:frame draw:style-name="fr1" draw:name="Frame4" text:anchor-type="page" text:anchor-page-number="1" svg:x="-0.529cm" svg:y="-139.647cm" svg:width="1.958cm" draw:z-index="3">
        <draw:text-box fo:min-height="182.615cm">
          <text:p text:style-name="Text_20_body"/>
        </draw:text-box>
      </draw:frame>
      <draw:frame draw:style-name="fr1" draw:name="Frame5" text:anchor-type="page" text:anchor-page-number="1" svg:x="-0.529cm" svg:y="-139.647cm" svg:width="1.958cm" draw:z-index="4">
        <draw:text-box fo:min-height="182.615cm">
          <text:p text:style-name="Text_20_body"/>
        </draw:text-box>
      </draw:frame>
      <draw:frame draw:style-name="fr1" draw:name="Frame6" text:anchor-type="page" text:anchor-page-number="1" svg:x="-1.376cm" svg:y="-166.529cm" svg:width="1.958cm" draw:z-index="5">
        <draw:text-box fo:min-height="182.615cm">
          <text:p text:style-name="Text_20_body"/>
        </draw:text-box>
      </draw:frame>
      <draw:frame draw:style-name="fr1" draw:name="Frame7" text:anchor-type="page" text:anchor-page-number="1" svg:x="-0.529cm" svg:y="-139.647cm" svg:width="1.958cm" draw:z-index="6">
        <draw:text-box fo:min-height="182.615cm">
          <text:p text:style-name="Text_20_body"/>
        </draw:text-box>
      </draw:frame>
      <draw:frame draw:style-name="fr1" draw:name="Frame8" text:anchor-type="page" text:anchor-page-number="1" svg:x="-1.376cm" svg:y="-166.529cm" svg:width="1.958cm" draw:z-index="7">
        <draw:text-box fo:min-height="182.615cm">
          <text:p text:style-name="Text_20_body"/>
        </draw:text-box>
      </draw:frame>
      <draw:frame draw:style-name="fr1" draw:name="Frame9" text:anchor-type="page" text:anchor-page-number="1" svg:x="-0.529cm" svg:y="-139.647cm" svg:width="1.958cm" draw:z-index="8">
        <draw:text-box fo:min-height="182.615cm">
          <text:p text:style-name="Text_20_body"/>
        </draw:text-box>
      </draw:frame>
      <text:p text:style-name="Standard"/>
      <text:p text:style-name="Standard">--------------------------<text:span text:style-name="T8">section-2-----------------------------------</text:span></text:p>
      <text:p text:style-name="Standard"/>
      <text:p text:style-name="Standard">* <text:span text:style-name="T1">install ananconda from: </text:span><text:a xlink:type="simple" xlink:href="https://www.anaconda.com/" text:style-name="Internet_20_link" text:visited-style-name="Visited_20_Internet_20_Link">https://www.anaconda.com/</text:a></text:p>
      <text:p text:style-name="Standard">* <text:span text:style-name="T1">step 1 :</text:span></text:p>
      <text:p text:style-name="P1">create env:</text:p>
      <text:p text:style-name="P5"><text:span text:style-name="Source_20_Text"><text:span text:style-name="T2">conda create -n tfdeeplearning python=3.5</text:span></text:span><text:span text:style-name="T3"> </text:span></text:p>
      <text:p text:style-name="P7"><text:span text:style-name="T4">conda</text:span><text:span text:style-name="T3"> activate tfdeeplearning </text:span><text:span text:style-name="T5">(to deactivate “conda deactivate”)</text:span></text:p>
      <text:p text:style-name="P6">step2 : intsall libraries</text:p>
      <text:p text:style-name="P4">conda install jupyter</text:p>
      <text:p text:style-name="P4">conda install numpy</text:p>
      <text:p text:style-name="P4">conda install pandas</text:p>
      <text:p text:style-name="P4">conda install scikit-learn</text:p>
      <text:p text:style-name="P4">conda install matplotlib</text:p>
      <text:p text:style-name="P4">pip install --upgrade tensorflow </text:p>
      <text:p text:style-name="P3"><text:line-break/>--------------------------<text:span text:style-name="T8">section - 5------------------------------------------------------------------</text:span></text:p>
      <text:p text:style-name="P8">Tensorflow playground for NN concepts: <text:a xlink:type="simple" xlink:href="https://www.google.com/search?q=tensorflow+playground&amp;oq=tensorflow+playground&amp;aqs=chrome.0.69i59j0l6j69i60.2255j0j7&amp;sourceid=chrome&amp;ie=UTF-8" text:style-name="Internet_20_link" text:visited-style-name="Visited_20_Internet_20_Link">https://www.google.com/search?q=tensorflow+playground&amp;oq=tensorflow+playground&amp;aqs=chrome.0.69i59j0l6j69i60.2255j0j7&amp;sourceid=chrome&amp;ie=UTF-8</text:a>#</text:p>
      <text:p text:style-name="P8"/>
      <text:p text:style-name="P8">-------------------<text:span text:style-name="T9">kernel vizualization--------------</text:span></text:p>
      <text:p text:style-name="P8"><text:a xlink:type="simple" xlink:href="https://setosa.io/ev/image-kernels/" text:style-name="Internet_20_link" text:visited-style-name="Visited_20_Internet_20_Link">https://setosa.io/ev/image-kernels/</text:a></text:p>
      <text:p text:style-name="P8"/>
      <text:p text:style-name="P8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2">Extra Resources for Reinforcement Learning</text:p>
      <text:p text:style-name="P10">Hi Everyone!</text:p>
      <text:p text:style-name="P10">During the video lectures you'll hear me mention extra resources, instead of having them scattered throughout the lectures, I decided to place them all here. Enjoy!</text:p>
      <text:p text:style-name="P10">Wikipedia Article for General Info on Reinforcement Learning</text:p>
      <text:p text:style-name="P10">https://en.wikipedia.org/wiki/Reinforcement_learning</text:p>
      <text:p text:style-name="P10">Simpler Reinforcement Learning API with Keras. I would recommend checking this out if you plan to do RL in the future, its a lot easier to play with this than manually implement techniques in TF.</text:p>
      <text:p text:style-name="P10">https://github.com/matthiasplappert/keras-rl</text:p>
      <text:p text:style-name="P10">Huge Repo of Implemented RL Algos:</text:p>
      <text:p text:style-name="P10">https://github.com/dennybritz/reinforcement-learning</text:p>
      <text:p text:style-name="P10">Berkeley Course on RL and DL:</text:p>
      <text:p text:style-name="P10">http://rll.berkeley.edu/deeprlcourse/</text:p>
      <text:p text:style-name="P10">Nice Series of Articles on RL:</text:p>
      <text:p text:style-name="P10">https://medium.com/emergent-future/simple-reinforcement-learning-with-tensorflow-part-0-q-learning-with-tables-and-neural-networks-d195264329d0</text:p>
      <text:p text:style-name="P10">Some great books on RL:</text:p>
      <text:p text:style-name="P10">* Richard S. Sutton and Andrew G. Barto. Reinforcement Learning. <text:line-break/>* Stuart J. Russell and Peter Norvig. Artificial Intelligence. A Modern Approach.<text:line-break/>* Ian Goodfellow, Yoshua Bengio, and Aaron Courville. Deep Learning.  </text:p>
      <text:p text:style-name="P8"/>
      <text:p text:style-name="P8"><text:soft-page-break/></text:p>
      <text:p text:style-name="P16">Slides::</text:p>
      <text:p text:style-name="P16"/>
      <text:p text:style-name="P12"><text:bookmark text:name="docs-title-input-label-inner"/><text:span text:style-name="T6">Intro to ML Overview Section</text:span></text:p>
      <text:p text:style-name="P12"><text:a xlink:type="simple" xlink:href="https://docs.google.com/presentation/d/1kytN5gqrZe0Bcu3hExjZpA4PQipaFEKn26S-JhqncXk/edit#slide=id.p" text:style-name="Internet_20_link" text:visited-style-name="Visited_20_Internet_20_Link"><text:span text:style-name="T6">https://docs.google.com/presentation/d/1kytN5gqrZe0Bcu3hExjZpA4PQipaFEKn26S-JhqncXk/edit#slide=id.p</text:span></text:a></text:p>
      <text:p text:style-name="P12"><text:span text:style-name="T6"/></text:p>
      <text:p text:style-name="P12"><text:span text:style-name="T6"/></text:p>
      <text:p text:style-name="P12"><text:bookmark text:name="docs-title-input-label-inner1"/><text:span text:style-name="T7">Introduction to Neural Networks</text:span></text:p>
      <text:p text:style-name="P12"><text:a xlink:type="simple" xlink:href="https://docs.google.com/presentation/d/1GN2P8Kztjp_nSoNquaNRIEkYERJ_FmZ80ZP8T50bDKc/edit#slide=id.p" text:style-name="Internet_20_link" text:visited-style-name="Visited_20_Internet_20_Link"><text:span text:style-name="T6">https://docs.google.com/presentation/d/1GN2P8Kztjp_nSoNquaNRIEkYERJ_FmZ80ZP8T50bDKc/edit#slide=id.p</text:span></text:a></text:p>
      <text:p text:style-name="P12"><text:span text:style-name="T6"/></text:p>
      <text:p text:style-name="P12"><text:span text:style-name="T6"/></text:p>
      <text:p text:style-name="P12"><text:bookmark text:name="docs-title-input-label-inner2"/><text:span text:style-name="T7">TensorFlow Basics</text:span></text:p>
      <text:p text:style-name="P12"><text:a xlink:type="simple" xlink:href="https://docs.google.com/presentation/d/1V9LoLx6zKQBPIK1vTfzyQPalII0JpfwdK9FhkyCid2w/edit#slide=id.g1fcfc46db9_0_97" text:style-name="Internet_20_link" text:visited-style-name="Visited_20_Internet_20_Link"><text:span text:style-name="T6">https://docs.google.com/presentation/d/1V9LoLx6zKQBPIK1vTfzyQPalII0JpfwdK9FhkyCid2w/edit#slide=id.g1fcfc46db9_0_97</text:span></text:a></text:p>
      <text:p text:style-name="P12"><text:span text:style-name="T6"/></text:p>
      <text:p text:style-name="P12"><text:span text:style-name="T6"/></text:p>
      <text:p text:style-name="P12"><text:bookmark text:name="docs-title-input-label-inner3"/><text:span text:style-name="T7">Convolutional Neural Networks</text:span></text:p>
      <text:p text:style-name="P12"><text:a xlink:type="simple" xlink:href="https://docs.google.com/presentation/d/1vC56wyD1UugQKSs9yxHYma_F2sneMTx4u_QZ1Tt5SEo/edit#slide=id.p" text:style-name="Internet_20_link" text:visited-style-name="Visited_20_Internet_20_Link"><text:span text:style-name="T6">https://docs.google.com/presentation/d/1vC56wyD1UugQKSs9yxHYma_F2sneMTx4u_QZ1Tt5SEo/edit#slide=id.p</text:span></text:a></text:p>
      <text:p text:style-name="P12"><text:span text:style-name="T6"/></text:p>
      <text:p text:style-name="P12"><text:span text:style-name="T6"/></text:p>
      <text:p text:style-name="P12"><text:bookmark text:name="docs-title-input-label-inner4"/><text:span text:style-name="T7">Recurrent Neural Networks</text:span></text:p>
      <text:p text:style-name="P12"><text:a xlink:type="simple" xlink:href="https://docs.google.com/presentation/d/1mStr4BbqtU521CUnQvtZUHp8LBJmBYyY9rE_9VFfzyA/edit#slide=id.p" text:style-name="Internet_20_link" text:visited-style-name="Visited_20_Internet_20_Link"><text:span text:style-name="T7">https://docs.google.com/presentation/d/1mStr4BbqtU521CUnQvtZUHp8LBJmBYyY9rE_9VFfzyA/edit#slide=id.p</text:span></text:a></text:p>
      <text:p text:style-name="P12"><text:span text:style-name="T7"/></text:p>
      <text:p text:style-name="P12"><text:span text:style-name="T7"/></text:p>
      <text:p text:style-name="P11"><text:span text:style-name="T10">Autoencoders</text:span></text:p>
      <text:p text:style-name="P11"><text:a xlink:type="simple" xlink:href="https://docs.google.com/presentation/d/1FTCcCp-nNOJL_IuITqWuqTily9AUWVfoj_aGTbJ4yhY/edit#slide=id.p" text:style-name="Internet_20_link" text:visited-style-name="Visited_20_Internet_20_Link"><text:span text:style-name="T10">https://docs.google.com/presentation/d/1FTCcCp-nNOJL_IuITqWuqTily9AUWVfoj_aGTbJ4yhY/edit#slide=id.p</text:span></text:a></text:p>
      <text:p text:style-name="P11"><text:span text:style-name="T10"/></text:p>
      <text:p text:style-name="P11"><text:span text:style-name="T10"/></text:p>
      <text:p text:style-name="P12"><text:bookmark text:name="docs-title-input-label-inner5"/><text:span text:style-name="T7">Reinforcement Learning</text:span></text:p>
      <text:p text:style-name="P12"><text:span text:style-name="T7">https://docs.google.com/presentation/d/1aeq4AfNzgMAwyqLtFIbM5xuatzsmvUd3hN7lVlm1w6w/edit#slide=id.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ogle Sans" svg:font-family="'Google Sans', Roboto, RobotoDraft, Helvetica, Arial, sans-serif"/>
    <style:font-face style:name="Lohit Devanagari1" svg:font-family="'Lohit Devanagari'"/>
    <style:font-face style:name="Monaco" svg:font-family="Monaco, Menlo, 'ubuntu mono', Consolas, source-code-pro, monospace, 'courier new'"/>
    <style:font-face style:name="Roboto" svg:font-family="Roboto, RobotoDraft, Helvetica, Arial, sans-serif"/>
    <style:font-face style:name="sf pro text" svg:font-family="'sf pro text', apple-system, BlinkMacSystemFont, Roboto, 'segoe ui', Helvetica, Arial, sans-serif, 'apple color emoji', 'segoe ui emoji', 'segoe ui symbol'"/>
    <style:font-face style:name="sfmono-regular" svg:font-family="sfmono-regular, Consolas, 'liberation mono', Menlo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4T12:30:15.805110358</meta:creation-date>
    <dc:date>2021-01-20T22:23:14.797293515</dc:date>
    <meta:editing-duration>PT23M27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3" meta:paragraph-count="47" meta:word-count="227" meta:character-count="2804" meta:non-whitespace-character-count="2622"/>
  </office:meta>
</office:document-meta>
</file>